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va Mono" svg:font-family="'Nova Mono'" style:font-family-generic="roman" style:font-pitch="variable"/>
    <style:font-face style:name="Nova Mono1" svg:font-family="'Nova Mono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Tabla1" style:family="table">
      <style:table-properties style:width="16.193cm" fo:margin-left="0.018cm" fo:margin-top="0cm" fo:margin-bottom="0cm" table:align="left" style:writing-mode="lr-tb"/>
    </style:style>
    <style:style style:name="Tabla1.A" style:family="table-column">
      <style:table-column-properties style:column-width="16.19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a2" style:family="table">
      <style:table-properties style:width="16.193cm" fo:margin-left="0.018cm" fo:margin-top="0cm" fo:margin-bottom="0cm" table:align="left" style:writing-mode="lr-tb"/>
    </style:style>
    <style:style style:name="Tabla2.A" style:family="table-column">
      <style:table-column-properties style:column-width="16.19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a3" style:family="table">
      <style:table-properties style:width="16.193cm" fo:margin-left="0.018cm" fo:margin-top="0cm" fo:margin-bottom="0cm" table:align="left" style:writing-mode="lr-tb"/>
    </style:style>
    <style:style style:name="Tabla3.A" style:family="table-column">
      <style:table-column-properties style:column-width="16.19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P1" style:family="paragraph" style:parent-style-name="normal">
      <style:paragraph-properties fo:margin-top="0.353cm" fo:margin-bottom="0cm" style:contextual-spacing="false" fo:line-height="100%"/>
    </style:style>
    <style:style style:name="P2" style:family="paragraph" style:parent-style-name="normal">
      <style:paragraph-properties fo:orphans="0" fo:widows="0"/>
    </style:style>
    <style:style style:name="P3" style:family="paragraph" style:parent-style-name="normal" style:master-page-name="Standard">
      <style:paragraph-properties style:page-number="1"/>
      <style:text-properties fo:color="#434343" loext:opacity="100%" fo:font-size="14pt" style:font-size-asian="14pt" style:font-size-complex="14pt"/>
    </style:style>
    <style:style style:name="P4" style:family="paragraph" style:parent-style-name="normal">
      <style:paragraph-properties fo:orphans="0" fo:widows="0"/>
      <style:text-properties style:font-name="Nova Mono" fo:font-size="12pt" style:font-name-asian="Nova Mono1" style:font-size-asian="12pt" style:font-name-complex="Nova Mono1" style:font-size-complex="12pt"/>
    </style:style>
    <style:style style:name="P5" style:family="paragraph" style:parent-style-name="normal">
      <style:text-properties fo:font-size="14pt" style:font-size-asian="14pt" style:font-size-complex="14pt"/>
    </style:style>
    <style:style style:name="T1" style:family="text">
      <style:text-properties style:font-name="Roboto Mono" fo:font-size="12pt" fo:font-weight="bold" style:font-name-asian="Roboto Mono1" style:font-size-asian="12pt" style:font-weight-asian="bold" style:font-name-complex="Roboto Mono1" style:font-size-complex="12pt"/>
    </style:style>
    <style:style style:name="T2" style:family="text">
      <style:text-properties style:font-name="Roboto Mono" fo:font-size="12pt" style:font-name-asian="Roboto Mono1" style:font-size-asian="12pt" style:font-name-complex="Roboto Mono1" style:font-size-complex="12pt"/>
    </style:style>
    <style:style style:name="T3" style:family="text">
      <style:text-properties style:font-name="Roboto Mono" style:font-name-asian="Roboto Mono1" style:font-name-complex="Roboto Mono1"/>
    </style:style>
    <style:style style:name="T4" style:family="text">
      <style:text-properties style:font-name="Roboto Mono" fo:font-weight="bold" style:font-name-asian="Roboto Mono1" style:font-weight-asian="bold" style:font-name-complex="Roboto Mono1"/>
    </style:style>
    <style:style style:name="T5" style:family="text">
      <style:text-properties style:font-name="Courier New" style:font-name-asian="Courier New1" style:font-name-complex="Courier New1"/>
    </style:style>
    <style:style style:name="T6" style:family="text">
      <style:text-properties style:font-name="Courier New" fo:font-weight="bold" style:font-name-asian="Courier New1" style:font-weight-asian="bold" style:font-name-complex="Courier New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1</text:p>
      <text:p text:style-name="P1">Considerar la siguiente asignación múltiple: 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><text:span text:style-name="T1">var</text:span><text:span text:style-name="T2"> x, y : </text:span><text:span text:style-name="T1">Int</text:span><text:span text:style-name="T2">;</text:span></text:p>
            <text:p text:style-name="P4">{Pre: x = X, y = Y, 2 * X ≠ Y}</text:p>
            <text:p text:style-name="P2"><text:span text:style-name="T1">x, y := <text:s/></text:span><text:span text:style-name="T2">y </text:span><text:span text:style-name="T1">mod</text:span><text:span text:style-name="T2"> (2 * x - y) </text:span><text:span text:style-name="T1">, </text:span><text:span text:style-name="T2">2 *</text:span><text:span text:style-name="T1"> (</text:span><text:span text:style-name="T2">x - y) + y</text:span></text:p>
            <text:p text:style-name="P2"><text:span text:style-name="T2">{Post: x = Y </text:span><text:span text:style-name="T1">mod</text:span><text:span text:style-name="T2"> y,</text:span><text:span text:style-name="T3"> y = 2 * (X - Y) + Y </text:span><text:span text:style-name="T2">}</text:span></text:p>
          </table:table-cell>
        </table:table-row>
      </table:table>
      <text:p text:style-name="P1">Escribir un programa en lenguaje C equivalente usando asignaciones simples. Verificar las pre y post condiciones usando la función <text:span text:style-name="T5">assert()</text:span>. Los valores iniciales de<text:span text:style-name="T5"> x </text:span>e<text:span text:style-name="T5"> y </text:span>deben ser ingresados por el usuario y los valores finales se deben mostrar por pantalla.</text:p>
      <text:p text:style-name="normal"/>
      <text:p text:style-name="normal"/>
      <text:p text:style-name="P5">Ejercicio 2</text:p>
      <text:p text:style-name="normal"/>
      <text:p text:style-name="normal">Programar una función void llena_con_primos(int a[], int tam) que llene el arreglo a con números primos. Desde el main crear el arreglo definir N como una constante, el usuario no debe ingresar el tamaño del arreglo, verificar con assert que N &gt; 0 y llamar a la función llena_con_primos y luego desde el main imprimir el arreglo.</text:p>
      <text:p text:style-name="normal"/>
      <text:p text:style-name="P5">Ejercicio 3</text:p>
      <text:p text:style-name="normal"/>
      <text:p text:style-name="normal">Dada la estructura <text:s/><text:span text:style-name="T5">sum_t</text:span> <text:s/>definida como: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<text:span text:style-name="T4">struct </text:span><text:span text:style-name="T3">sum_t</text:span><text:span text:style-name="T4"> {<text:line-break/> <text:s text:c="3"/>int </text:span><text:span text:style-name="T3">suma</text:span><text:span text:style-name="T4">_</text:span><text:span text:style-name="T3">dentro</text:span><text:span text:style-name="T4">;<text:line-break/> <text:s text:c="3"/>int </text:span><text:span text:style-name="T3">suma_fuera</text:span><text:span text:style-name="T4">;<text:line-break/>};</text:span></text:p>
          </table:table-cell>
        </table:table-row>
      </table:table>
      <text:p text:style-name="P1">Programar la función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><text:span text:style-name="T1">struct </text:span><text:span text:style-name="T2">sum_t suma_rango</text:span><text:span text:style-name="T1">(int </text:span><text:span text:style-name="T2">a, </text:span><text:span text:style-name="T1">int</text:span><text:span text:style-name="T2"> b</text:span><text:span text:style-name="T1">, int </text:span><text:span text:style-name="T2">array[]</text:span><text:span text:style-name="T1">, int </text:span><text:span text:style-name="T2">tam</text:span><text:span text:style-name="T1">) {<text:line-break/> <text:s text:c="3"/>...<text:line-break/>}</text:span></text:p>
          </table:table-cell>
        </table:table-row>
      </table:table>
      <text:p text:style-name="P1">La función toma dos enteros<text:span text:style-name="T5"> a </text:span>y<text:span text:style-name="T5"> b</text:span>, un arreglo<text:span text:style-name="T5"> array[]</text:span> y su tamaño<text:span text:style-name="T5"> tam</text:span>, devolviendo una estructura<text:span text:style-name="T5"> </text:span><text:span text:style-name="T6">struct</text:span><text:span text:style-name="T5"> sum_t</text:span>. En el campo<text:span text:style-name="T5"> suma_dentro </text:span>del resultado debe estar la suma de los elementos de <text:span text:style-name="T5">array[] </text:span>que están en el rango <text:span text:style-name="T5">[a, b]</text:span>, es decir los que son <text:span text:style-name="T7">mayores o iguales</text:span> que<text:span text:style-name="T5"> a</text:span>, y <text:span text:style-name="T7">menores o iguales</text:span> que<text:span text:style-name="T5"> b</text:span>. En el campo<text:span text:style-name="T5"> suma_fuera </text:span>debe estar la suma de los elementos que no están en el rango <text:span text:style-name="T5">[a, b]</text:span>, o sea los que estan en posiciones menores que<text:span text:style-name="T5"> a </text:span>o en posiciones mayores que<text:span text:style-name="T5"> b</text:span>. La función <text:span text:style-name="T5">suma_rango(...)</text:span> debe contener un solo ciclo.</text:p>
      <text:p text:style-name="P1">Por ejemplo si el rango definido es <text:span text:style-name="T5">a=3</text:span>,<text:span text:style-name="T5"> b=8</text:span> y el arreglo tiene elementos [<text:span text:style-name="T8">3</text:span>, 1, 2, <text:span text:style-name="T8">4</text:span>, 0,<text:span text:style-name="T8">7</text:span>, 2], entonces en el resultado de <text:span text:style-name="T5">suma_rango(...)</text:span> el campo <text:span text:style-name="T5">suma_dentro</text:span> debe valer <text:span text:style-name="T5">14</text:span> y <text:span text:style-name="T5">suma_fuera</text:span> debe valer <text:span text:style-name="T5">5</text:span>.</text:p>
      <text:p text:style-name="P1"><text:soft-page-break/>La función<text:span text:style-name="T5"> suma_rango(...) </text:span><text:span text:style-name="T8">no debe interactuar con el usuario.</text:span> No debe pedir valores al usuario ni mostrar resultados por pantalla, si así lo hiciese el ejercicio se considerará incorrecto y <text:span text:style-name="T8">no sumará puntos</text:span>.</text:p>
      <text:p text:style-name="P1">Programar una función<text:span text:style-name="T5"> main() </text:span>que solicite un arreglo de tamaño<text:span text:style-name="T5"> N </text:span>(debe ser una constante definida en el programa). Además se deben pedir dos enteros para el rango, verificar con assert que estén dentro de los valores permitidos. Llamar a la función <text:span text:style-name="T5">suma_rango(...)</text:span>. Por último se debe mostrar el resultado de la función por pantalla (los dos valores de la estructura).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va Mono" svg:font-family="'Nova Mono'" style:font-family-generic="roman" style:font-pitch="variable"/>
    <style:font-face style:name="Nova Mono1" svg:font-family="'Nova Mono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table-count="3" meta:image-count="0" meta:object-count="0" meta:page-count="2" meta:paragraph-count="18" meta:word-count="423" meta:character-count="2291" meta:non-whitespace-character-count="1870"/>
  </office:meta>
</office:document-meta>
</file>